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1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8mm"/>
    </style:style>
    <style:style style:name="co2" style:family="table-column">
      <style:table-column-properties fo:break-before="auto" style:column-width="34.78mm"/>
    </style:style>
    <style:style style:name="co3" style:family="table-column">
      <style:table-column-properties fo:break-before="auto" style:column-width="3.83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4.94mm"/>
    </style:style>
    <style:style style:name="co6" style:family="table-column">
      <style:table-column-properties fo:break-before="auto" style:column-width="8.8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color="#000000" style:font-name="Liberation Sans" fo:font-size="10pt" fo:language="none" fo:country="none" fo:font-style="italic" style:font-name-asian="Segoe UI" style:font-size-asian="10pt" style:language-asian="none" style:country-asian="none" style:font-style-asian="italic" style:font-name-complex="Segoe UI" style:font-size-complex="10pt" style:language-complex="none" style:country-complex="none" style:font-style-complex="italic"/>
    </style:style>
    <style:style style:name="ce4" style:family="table-cell" style:parent-style-name="Default">
      <style:text-properties fo:color="#000000" style:font-name="Segoe UI" fo:font-size="5.09999990463257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</office:automatic-styles>
  <office:body>
    <office:spreadsheet>
      <table:calculation-settings table:automatic-find-labels="false"/>
      <table:table table:name="rout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id": "</text:p>
          </table:table-cell>
          <table:table-cell office:value-type="string" calcext:value-type="string">
            <text:p>route1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5"/>
          <table:table-cell table:style-name="ce2" table:formula="of:=[.B1]&amp;[.B2]&amp;[.C2]&amp;[.D2]&amp;[.B4]" office:value-type="string" office:string-value="{&quot;id&quot;: &quot;route1&quot;,&quot;monsters&quot;: [" calcext:value-type="string">
            <text:p>{"id": "route1","monsters": [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monsters": [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{ "monster": </text:p>
          </table:table-cell>
          <table:table-cell/>
          <table:table-cell table:style-name="ce1" office:value-type="string" calcext:value-type="string">
            <text:p>"encounter_rate":</text:p>
          </table:table-cell>
          <table:table-cell table:style-name="ce1"/>
          <table:table-cell table:style-name="ce1" office:value-type="string" calcext:value-type="string">
            <text:p>"level_range": [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cardiling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B6]&amp;[.A7]&amp;[.B7]&amp;[.C7]&amp;[.D6]&amp;[.D7]&amp;[.E7]&amp;[.F6]&amp;[.G6]&amp;[.F7]&amp;[.G7]&amp;[.H7]&amp;[.I7]&amp;[.J7]" office:value-type="string" office:string-value="{ &quot;monster&quot;: &quot;txmn_cardiling&quot;,&quot;encounter_rate&quot;:10,&quot;level_range&quot;: [1,4]}," calcext:value-type="string">
            <text:p>{ "monster": "txmn_cardiling","encounter_rate":10,"level_range": [1,4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aardorn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8]&amp;[.B8]&amp;[.C8]&amp;[.$D$6]&amp;[.D8]&amp;[.E8]&amp;[.$F$6]&amp;[.$G$6]&amp;[.F8]&amp;[.G8]&amp;[.H8]&amp;[.I8]&amp;[.J8]" office:value-type="string" office:string-value="{ &quot;monster&quot;: &quot;txmn_aardorn&quot;,&quot;encounter_rate&quot;:10,&quot;level_range&quot;: [1,4]}," calcext:value-type="string">
            <text:p>{ "monster": "txmn_aardorn","encounter_rate":10,"level_range": [1,4]},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cataspike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</text:p>
          </table:table-cell>
          <table:table-cell table:style-name="ce3" table:formula="of:=[.$B$6]&amp;[.A9]&amp;[.B9]&amp;[.C9]&amp;[.$D$6]&amp;[.D9]&amp;[.E9]&amp;[.$F$6]&amp;[.$G$6]&amp;[.F9]&amp;[.G9]&amp;[.H9]&amp;[.I9]&amp;[.J9]" office:value-type="string" office:string-value="{ &quot;monster&quot;: &quot;txmn_cataspike&quot;,&quot;encounter_rate&quot;:10,&quot;level_range&quot;: [1,4]}" calcext:value-type="string">
            <text:p>{ "monster": "txmn_cataspike","encounter_rate":10,"level_range": [1,4]}</text:p>
          </table:table-cell>
          <table:table-cell table:number-columns-repeated="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] }</text:p>
          </table:table-cell>
          <table:table-cell table:number-columns-repeated="7"/>
        </table:table-row>
      </table:table>
      <table:table table:name="route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id": "</text:p>
          </table:table-cell>
          <table:table-cell office:value-type="string" calcext:value-type="string">
            <text:p>route2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5"/>
          <table:table-cell table:style-name="ce2" table:formula="of:=[.B1]&amp;[.B2]&amp;[.C2]&amp;[.D2]&amp;[.B4]" office:value-type="string" office:string-value="{&quot;id&quot;: &quot;route2&quot;,&quot;monsters&quot;: [" calcext:value-type="string">
            <text:p>{"id": "route2","monsters": [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monsters": [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{ "monster": </text:p>
          </table:table-cell>
          <table:table-cell/>
          <table:table-cell table:style-name="ce1" office:value-type="string" calcext:value-type="string">
            <text:p>"encounter_rate":</text:p>
          </table:table-cell>
          <table:table-cell table:style-name="ce1"/>
          <table:table-cell table:style-name="ce1" office:value-type="string" calcext:value-type="string">
            <text:p>"level_range": [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cardiling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B6]&amp;[.A7]&amp;[.B7]&amp;[.C7]&amp;[.D6]&amp;[.D7]&amp;[.E7]&amp;[.F6]&amp;[.G6]&amp;[.F7]&amp;[.G7]&amp;[.H7]&amp;[.I7]&amp;[.J7]" office:value-type="string" office:string-value="{ &quot;monster&quot;: &quot;txmn_cardiling&quot;,&quot;encounter_rate&quot;:10,&quot;level_range&quot;: [3,6]}," calcext:value-type="string">
            <text:p>{ "monster": "txmn_cardiling","encounter_rate":10,"level_range": [3,6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aardorn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8]&amp;[.B8]&amp;[.C8]&amp;[.$D$6]&amp;[.D8]&amp;[.E8]&amp;[.$F$6]&amp;[.$G$6]&amp;[.F8]&amp;[.G8]&amp;[.H8]&amp;[.I8]&amp;[.J8]" office:value-type="string" office:string-value="{ &quot;monster&quot;: &quot;txmn_aardorn&quot;,&quot;encounter_rate&quot;:10,&quot;level_range&quot;: [3,6]}," calcext:value-type="string">
            <text:p>{ "monster": "txmn_aardorn","encounter_rate":10,"level_range": [3,6]},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eyenemy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9]&amp;[.B9]&amp;[.C9]&amp;[.$D$6]&amp;[.D9]&amp;[.E9]&amp;[.$F$6]&amp;[.$G$6]&amp;[.F9]&amp;[.G9]&amp;[.H9]&amp;[.I9]&amp;[.J9]" office:value-type="string" office:string-value="{ &quot;monster&quot;: &quot;txmn_eyenemy&quot;,&quot;encounter_rate&quot;:10,&quot;level_range&quot;: [3,6]}," calcext:value-type="string">
            <text:p>{ "monster": "txmn_eyenemy","encounter_rate":10,"level_range": [3,6]},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axylightl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10]&amp;[.B10]&amp;[.C10]&amp;[.$D$6]&amp;[.D10]&amp;[.E10]&amp;[.$F$6]&amp;[.$G$6]&amp;[.F10]&amp;[.G10]&amp;[.H10]&amp;[.I10]&amp;[.J10]" office:value-type="string" office:string-value="{ &quot;monster&quot;: &quot;txmn_axylightl&quot;,&quot;encounter_rate&quot;:5,&quot;level_range&quot;: [4,7]}," calcext:value-type="string">
            <text:p>{ "monster": "txmn_axylightl","encounter_rate":5,"level_range": [4,7]},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cataspike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</text:p>
          </table:table-cell>
          <table:table-cell table:style-name="ce3" table:formula="of:=[.$B$6]&amp;[.A11]&amp;[.B11]&amp;[.C11]&amp;[.$D$6]&amp;[.D11]&amp;[.E11]&amp;[.$F$6]&amp;[.$G$6]&amp;[.F11]&amp;[.G11]&amp;[.H11]&amp;[.I11]&amp;[.J11]" office:value-type="string" office:string-value="{ &quot;monster&quot;: &quot;txmn_cataspike&quot;,&quot;encounter_rate&quot;:10,&quot;level_range&quot;: [3,6]}" calcext:value-type="string">
            <text:p>{ "monster": "txmn_cataspike","encounter_rate":10,"level_range": [3,6]}</text:p>
          </table:table-cell>
          <table:table-cell table:number-columns-repeated="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] }</text:p>
          </table:table-cell>
          <table:table-cell table:number-columns-repeated="7"/>
        </table:table-row>
      </table:table>
      <table:table table:name="route3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id": "</text:p>
          </table:table-cell>
          <table:table-cell office:value-type="string" calcext:value-type="string">
            <text:p>route3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5"/>
          <table:table-cell table:style-name="ce2" table:formula="of:=[.B1]&amp;[.B2]&amp;[.C2]&amp;[.D2]&amp;[.B4]" office:value-type="string" office:string-value="{&quot;id&quot;: &quot;route3&quot;,&quot;monsters&quot;: [" calcext:value-type="string">
            <text:p>{"id": "route3","monsters": [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monsters": [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{ "monster": </text:p>
          </table:table-cell>
          <table:table-cell/>
          <table:table-cell table:style-name="ce1" office:value-type="string" calcext:value-type="string">
            <text:p>"encounter_rate":</text:p>
          </table:table-cell>
          <table:table-cell table:style-name="ce1"/>
          <table:table-cell table:style-name="ce1" office:value-type="string" calcext:value-type="string">
            <text:p>"level_range": [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cardiling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7]&amp;[.B7]&amp;[.C7]&amp;[.$D$6]&amp;[.D7]&amp;[.E7]&amp;[.$F$6]&amp;[.$G$6]&amp;[.F7]&amp;[.G7]&amp;[.H7]&amp;[.I7]&amp;[.J7]" office:value-type="string" office:string-value="{ &quot;monster&quot;: &quot;txmn_cardiling&quot;,&quot;encounter_rate&quot;:10,&quot;level_range&quot;: [7,10]}," calcext:value-type="string">
            <text:p>{ "monster": "txmn_cardiling","encounter_rate":10,"level_range": [7,10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elofly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8]&amp;[.B8]&amp;[.C8]&amp;[.$D$6]&amp;[.D8]&amp;[.E8]&amp;[.$F$6]&amp;[.$G$6]&amp;[.F8]&amp;[.G8]&amp;[.H8]&amp;[.I8]&amp;[.J8]" office:value-type="string" office:string-value="{ &quot;monster&quot;: &quot;txmn_elofly&quot;,&quot;encounter_rate&quot;:10,&quot;level_range&quot;: [7,10]}," calcext:value-type="string">
            <text:p>{ "monster": "txmn_elofly","encounter_rate":10,"level_range": [7,10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squabbit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9]&amp;[.B9]&amp;[.C9]&amp;[.$D$6]&amp;[.D9]&amp;[.E9]&amp;[.$F$6]&amp;[.$G$6]&amp;[.F9]&amp;[.G9]&amp;[.H9]&amp;[.I9]&amp;[.J9]" office:value-type="string" office:string-value="{ &quot;monster&quot;: &quot;txmn_squabbit&quot;,&quot;encounter_rate&quot;:5,&quot;level_range&quot;: [8,11]}," calcext:value-type="string">
            <text:p>{ "monster": "txmn_squabbit","encounter_rate":5,"level_range": [8,11]},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shybulb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</text:p>
          </table:table-cell>
          <table:table-cell table:style-name="ce3" table:formula="of:=[.$B$6]&amp;[.A10]&amp;[.B10]&amp;[.C10]&amp;[.$D$6]&amp;[.D10]&amp;[.E10]&amp;[.$F$6]&amp;[.$G$6]&amp;[.F10]&amp;[.G10]&amp;[.H10]&amp;[.I10]&amp;[.J10]" office:value-type="string" office:string-value="{ &quot;monster&quot;: &quot;txmn_shybulb&quot;,&quot;encounter_rate&quot;:10,&quot;level_range&quot;: [7,10]}" calcext:value-type="string">
            <text:p>{ "monster": "txmn_shybulb","encounter_rate":10,"level_range": [7,10]}</text:p>
          </table:table-cell>
          <table:table-cell table:number-columns-repeated="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] }</text:p>
          </table:table-cell>
          <table:table-cell table:number-columns-repeated="7"/>
        </table:table-row>
      </table:table>
      <table:table table:name="route4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id": "</text:p>
          </table:table-cell>
          <table:table-cell office:value-type="string" calcext:value-type="string">
            <text:p>route4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5"/>
          <table:table-cell table:style-name="ce2" table:formula="of:=[.B1]&amp;[.B2]&amp;[.C2]&amp;[.D2]&amp;[.B4]" office:value-type="string" office:string-value="{&quot;id&quot;: &quot;route4&quot;,&quot;monsters&quot;: [" calcext:value-type="string">
            <text:p>{"id": "route4","monsters": [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monsters": [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{ "monster": </text:p>
          </table:table-cell>
          <table:table-cell/>
          <table:table-cell table:style-name="ce1" office:value-type="string" calcext:value-type="string">
            <text:p>"encounter_rate":</text:p>
          </table:table-cell>
          <table:table-cell table:style-name="ce1"/>
          <table:table-cell table:style-name="ce1" office:value-type="string" calcext:value-type="string">
            <text:p>"level_range": [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elofly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7]&amp;[.B7]&amp;[.C7]&amp;[.$D$6]&amp;[.D7]&amp;[.E7]&amp;[.$F$6]&amp;[.$G$6]&amp;[.F7]&amp;[.G7]&amp;[.H7]&amp;[.I7]&amp;[.J7]" office:value-type="string" office:string-value="{ &quot;monster&quot;: &quot;txmn_elofly&quot;,&quot;encounter_rate&quot;:10,&quot;level_range&quot;: [11,14]}," calcext:value-type="string">
            <text:p>{ "monster": "txmn_elofly","encounter_rate":10,"level_range": [11,14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sapsnap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8]&amp;[.B8]&amp;[.C8]&amp;[.$D$6]&amp;[.D8]&amp;[.E8]&amp;[.$F$6]&amp;[.$G$6]&amp;[.F8]&amp;[.G8]&amp;[.H8]&amp;[.I8]&amp;[.J8]" office:value-type="string" office:string-value="{ &quot;monster&quot;: &quot;txmn_sapsnap&quot;,&quot;encounter_rate&quot;:5,&quot;level_range&quot;: [12,15]}," calcext:value-type="string">
            <text:p>{ "monster": "txmn_sapsnap","encounter_rate":5,"level_range": [12,15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aardorn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9]&amp;[.B9]&amp;[.C9]&amp;[.$D$6]&amp;[.D9]&amp;[.E9]&amp;[.$F$6]&amp;[.$G$6]&amp;[.F9]&amp;[.G9]&amp;[.H9]&amp;[.I9]&amp;[.J9]" office:value-type="string" office:string-value="{ &quot;monster&quot;: &quot;txmn_aardorn&quot;,&quot;encounter_rate&quot;:10,&quot;level_range&quot;: [11,14]}," calcext:value-type="string">
            <text:p>{ "monster": "txmn_aardorn","encounter_rate":10,"level_range": [11,14]},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katapill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</text:p>
          </table:table-cell>
          <table:table-cell table:style-name="ce3" table:formula="of:=[.$B$6]&amp;[.A10]&amp;[.B10]&amp;[.C10]&amp;[.$D$6]&amp;[.D10]&amp;[.E10]&amp;[.$F$6]&amp;[.$G$6]&amp;[.F10]&amp;[.G10]&amp;[.H10]&amp;[.I10]&amp;[.J10]" office:value-type="string" office:string-value="{ &quot;monster&quot;: &quot;txmn_katapill&quot;,&quot;encounter_rate&quot;:10,&quot;level_range&quot;: [11,14]}" calcext:value-type="string">
            <text:p>{ "monster": "txmn_katapill","encounter_rate":10,"level_range": [11,14]}</text:p>
          </table:table-cell>
          <table:table-cell table:number-columns-repeated="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] }</text:p>
          </table:table-cell>
          <table:table-cell table:number-columns-repeated="7"/>
        </table:table-row>
      </table:table>
      <table:table table:name="route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id": "</text:p>
          </table:table-cell>
          <table:table-cell office:value-type="string" calcext:value-type="string">
            <text:p>routea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5"/>
          <table:table-cell table:style-name="ce2" table:formula="of:=[.B1]&amp;[.B2]&amp;[.C2]&amp;[.D2]&amp;[.B4]" office:value-type="string" office:string-value="{&quot;id&quot;: &quot;routea&quot;,&quot;monsters&quot;: [" calcext:value-type="string">
            <text:p>{"id": "routea","monsters": [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monsters": [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{ "monster": </text:p>
          </table:table-cell>
          <table:table-cell/>
          <table:table-cell table:style-name="ce1" office:value-type="string" calcext:value-type="string">
            <text:p>"encounter_rate":</text:p>
          </table:table-cell>
          <table:table-cell table:style-name="ce1"/>
          <table:table-cell table:style-name="ce1" office:value-type="string" calcext:value-type="string">
            <text:p>"level_range": [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shybulb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7]&amp;[.B7]&amp;[.C7]&amp;[.$D$6]&amp;[.D7]&amp;[.E7]&amp;[.$F$6]&amp;[.$G$6]&amp;[.F7]&amp;[.G7]&amp;[.H7]&amp;[.I7]&amp;[.J7]" office:value-type="string" office:string-value="{ &quot;monster&quot;: &quot;txmn_shybulb&quot;,&quot;encounter_rate&quot;:10,&quot;level_range&quot;: [12,15]}," calcext:value-type="string">
            <text:p>{ "monster": "txmn_shybulb","encounter_rate":10,"level_range": [12,15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katapill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8]&amp;[.B8]&amp;[.C8]&amp;[.$D$6]&amp;[.D8]&amp;[.E8]&amp;[.$F$6]&amp;[.$G$6]&amp;[.F8]&amp;[.G8]&amp;[.H8]&amp;[.I8]&amp;[.J8]" office:value-type="string" office:string-value="{ &quot;monster&quot;: &quot;txmn_katapill&quot;,&quot;encounter_rate&quot;:10,&quot;level_range&quot;: [12,15]}," calcext:value-type="string">
            <text:p>{ "monster": "txmn_katapill","encounter_rate":10,"level_range": [12,15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vamporm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9]&amp;[.B9]&amp;[.C9]&amp;[.$D$6]&amp;[.D9]&amp;[.E9]&amp;[.$F$6]&amp;[.$G$6]&amp;[.F9]&amp;[.G9]&amp;[.H9]&amp;[.I9]&amp;[.J9]" office:value-type="string" office:string-value="{ &quot;monster&quot;: &quot;txmn_vamporm&quot;,&quot;encounter_rate&quot;:5,&quot;level_range&quot;: [12,16]}," calcext:value-type="string">
            <text:p>{ "monster": "txmn_vamporm","encounter_rate":5,"level_range": [12,16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anoleaf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</text:p>
          </table:table-cell>
          <table:table-cell table:style-name="ce3" table:formula="of:=[.$B$6]&amp;[.A10]&amp;[.B10]&amp;[.C10]&amp;[.$D$6]&amp;[.D10]&amp;[.E10]&amp;[.$F$6]&amp;[.$G$6]&amp;[.F10]&amp;[.G10]&amp;[.H10]&amp;[.I10]&amp;[.J10]" office:value-type="string" office:string-value="{ &quot;monster&quot;: &quot;txmn_anoleaf&quot;,&quot;encounter_rate&quot;:5,&quot;level_range&quot;: [12,15]}" calcext:value-type="string">
            <text:p>{ "monster": "txmn_anoleaf","encounter_rate":5,"level_range": [12,15]}</text:p>
          </table:table-cell>
          <table:table-cell table:number-columns-repeated="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] }</text:p>
          </table:table-cell>
          <table:table-cell table:number-columns-repeated="7"/>
        </table:table-row>
      </table:table>
      <table:table table:name="mansio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id": "</text:p>
          </table:table-cell>
          <table:table-cell office:value-type="string" calcext:value-type="string">
            <text:p>mansion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5"/>
          <table:table-cell table:style-name="ce2" table:formula="of:=[.B1]&amp;[.B2]&amp;[.C2]&amp;[.D2]&amp;[.B4]" office:value-type="string" office:string-value="{&quot;id&quot;: &quot;mansion&quot;,&quot;monsters&quot;: [" calcext:value-type="string">
            <text:p>{"id": "mansion","monsters": [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monsters": [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{ "monster": </text:p>
          </table:table-cell>
          <table:table-cell/>
          <table:table-cell table:style-name="ce1" office:value-type="string" calcext:value-type="string">
            <text:p>"encounter_rate":</text:p>
          </table:table-cell>
          <table:table-cell table:style-name="ce1"/>
          <table:table-cell table:style-name="ce1" office:value-type="string" calcext:value-type="string">
            <text:p>"level_range": [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cairfrey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7]&amp;[.B7]&amp;[.C7]&amp;[.$D$6]&amp;[.D7]&amp;[.E7]&amp;[.$F$6]&amp;[.$G$6]&amp;[.F7]&amp;[.G7]&amp;[.H7]&amp;[.I7]&amp;[.J7]" office:value-type="string" office:string-value="{ &quot;monster&quot;: &quot;txmn_cairfrey&quot;,&quot;encounter_rate&quot;:10,&quot;level_range&quot;: [13,16]}," calcext:value-type="string">
            <text:p>{ "monster": "txmn_cairfrey","encounter_rate":10,"level_range": [13,16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polyrock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8]&amp;[.B8]&amp;[.C8]&amp;[.$D$6]&amp;[.D8]&amp;[.E8]&amp;[.$F$6]&amp;[.$G$6]&amp;[.F8]&amp;[.G8]&amp;[.H8]&amp;[.I8]&amp;[.J8]" office:value-type="string" office:string-value="{ &quot;monster&quot;: &quot;txmn_polyrock&quot;,&quot;encounter_rate&quot;:10,&quot;level_range&quot;: [13,16]}," calcext:value-type="string">
            <text:p>{ "monster": "txmn_polyrock","encounter_rate":10,"level_range": [13,16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djinnbo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9]&amp;[.B9]&amp;[.C9]&amp;[.$D$6]&amp;[.D9]&amp;[.E9]&amp;[.$F$6]&amp;[.$G$6]&amp;[.F9]&amp;[.G9]&amp;[.H9]&amp;[.I9]&amp;[.J9]" office:value-type="string" office:string-value="{ &quot;monster&quot;: &quot;txmn_djinnbo&quot;,&quot;encounter_rate&quot;:5,&quot;level_range&quot;: [14,17]}," calcext:value-type="string">
            <text:p>{ "monster": "txmn_djinnbo","encounter_rate":5,"level_range": [14,17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pigabyte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</text:p>
          </table:table-cell>
          <table:table-cell table:style-name="ce3" table:formula="of:=[.$B$6]&amp;[.A10]&amp;[.B10]&amp;[.C10]&amp;[.$D$6]&amp;[.D10]&amp;[.E10]&amp;[.$F$6]&amp;[.$G$6]&amp;[.F10]&amp;[.G10]&amp;[.H10]&amp;[.I10]&amp;[.J10]" office:value-type="string" office:string-value="{ &quot;monster&quot;: &quot;txmn_pigabyte&quot;,&quot;encounter_rate&quot;:10,&quot;level_range&quot;: [13,16]}" calcext:value-type="string">
            <text:p>{ "monster": "txmn_pigabyte","encounter_rate":10,"level_range": [13,16]}</text:p>
          </table:table-cell>
          <table:table-cell table:number-columns-repeated="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] }</text:p>
          </table:table-cell>
          <table:table-cell table:number-columns-repeated="7"/>
        </table:table-row>
      </table:table>
      <table:table table:name="route5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id": "</text:p>
          </table:table-cell>
          <table:table-cell office:value-type="string" calcext:value-type="string">
            <text:p>route5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5"/>
          <table:table-cell table:style-name="ce2" table:formula="of:=[.B1]&amp;[.B2]&amp;[.C2]&amp;[.D2]&amp;[.B4]" office:value-type="string" office:string-value="{&quot;id&quot;: &quot;route5&quot;,&quot;monsters&quot;: [" calcext:value-type="string">
            <text:p>{"id": "route5","monsters": [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monsters": [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{ "monster": </text:p>
          </table:table-cell>
          <table:table-cell/>
          <table:table-cell table:style-name="ce1" office:value-type="string" calcext:value-type="string">
            <text:p>"encounter_rate":</text:p>
          </table:table-cell>
          <table:table-cell table:style-name="ce1"/>
          <table:table-cell table:style-name="ce1" office:value-type="string" calcext:value-type="string">
            <text:p>"level_range": [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pharfan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7]&amp;[.B7]&amp;[.C7]&amp;[.$D$6]&amp;[.D7]&amp;[.E7]&amp;[.$F$6]&amp;[.$G$6]&amp;[.F7]&amp;[.G7]&amp;[.H7]&amp;[.I7]&amp;[.J7]" office:value-type="string" office:string-value="{ &quot;monster&quot;: &quot;txmn_pharfan&quot;,&quot;encounter_rate&quot;:10,&quot;level_range&quot;: [15,18]}," calcext:value-type="string">
            <text:p>{ "monster": "txmn_pharfan","encounter_rate":10,"level_range": [15,18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foofle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8]&amp;[.B8]&amp;[.C8]&amp;[.$D$6]&amp;[.D8]&amp;[.E8]&amp;[.$F$6]&amp;[.$G$6]&amp;[.F8]&amp;[.G8]&amp;[.H8]&amp;[.I8]&amp;[.J8]" office:value-type="string" office:string-value="{ &quot;monster&quot;: &quot;txmn_foofle&quot;,&quot;encounter_rate&quot;:10,&quot;level_range&quot;: [15,18]}," calcext:value-type="string">
            <text:p>{ "monster": "txmn_foofle","encounter_rate":10,"level_range": [15,18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vamporm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9]&amp;[.B9]&amp;[.C9]&amp;[.$D$6]&amp;[.D9]&amp;[.E9]&amp;[.$F$6]&amp;[.$G$6]&amp;[.F9]&amp;[.G9]&amp;[.H9]&amp;[.I9]&amp;[.J9]" office:value-type="string" office:string-value="{ &quot;monster&quot;: &quot;txmn_vamporm&quot;,&quot;encounter_rate&quot;:10,&quot;level_range&quot;: [15,18]}," calcext:value-type="string">
            <text:p>{ "monster": "txmn_vamporm","encounter_rate":10,"level_range": [15,18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dracune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10]&amp;[.B10]&amp;[.C10]&amp;[.$D$6]&amp;[.D10]&amp;[.E10]&amp;[.$F$6]&amp;[.$G$6]&amp;[.F10]&amp;[.G10]&amp;[.H10]&amp;[.I10]&amp;[.J10]" office:value-type="string" office:string-value="{ &quot;monster&quot;: &quot;txmn_dracune&quot;,&quot;encounter_rate&quot;:5,&quot;level_range&quot;: [19,20]}," calcext:value-type="string">
            <text:p>{ "monster": "txmn_dracune","encounter_rate":5,"level_range": [19,20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anoleaf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11]&amp;[.B11]&amp;[.C11]&amp;[.$D$6]&amp;[.D11]&amp;[.E11]&amp;[.$F$6]&amp;[.$G$6]&amp;[.F11]&amp;[.G11]&amp;[.H11]&amp;[.I11]&amp;[.J11]" office:value-type="string" office:string-value="{ &quot;monster&quot;: &quot;txmn_anoleaf&quot;,&quot;encounter_rate&quot;:10,&quot;level_range&quot;: [15,18]}," calcext:value-type="string">
            <text:p>{ "monster": "txmn_anoleaf","encounter_rate":10,"level_range": [15,18]},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gectile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</text:p>
          </table:table-cell>
          <table:table-cell table:style-name="ce3" table:formula="of:=[.$B$6]&amp;[.A12]&amp;[.B12]&amp;[.C12]&amp;[.$D$6]&amp;[.D12]&amp;[.E12]&amp;[.$F$6]&amp;[.$G$6]&amp;[.F12]&amp;[.G12]&amp;[.H12]&amp;[.I12]&amp;[.J12]" office:value-type="string" office:string-value="{ &quot;monster&quot;: &quot;txmn_gectile&quot;,&quot;encounter_rate&quot;:5,&quot;level_range&quot;: [19,20]}" calcext:value-type="string">
            <text:p>{ "monster": "txmn_gectile","encounter_rate":5,"level_range": [19,20]}</text:p>
          </table:table-cell>
          <table:table-cell table:number-columns-repeated="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] }</text:p>
          </table:table-cell>
          <table:table-cell table:number-columns-repeated="7"/>
        </table:table-row>
      </table:table>
      <table:table table:name="routeb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id": "</text:p>
          </table:table-cell>
          <table:table-cell office:value-type="string" calcext:value-type="string">
            <text:p>routeb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5"/>
          <table:table-cell table:style-name="ce2" table:formula="of:=[.B1]&amp;[.B2]&amp;[.C2]&amp;[.D2]&amp;[.B4]" office:value-type="string" office:string-value="{&quot;id&quot;: &quot;routeb&quot;,&quot;monsters&quot;: [" calcext:value-type="string">
            <text:p>{"id": "routeb","monsters": [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monsters": [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{ "monster": </text:p>
          </table:table-cell>
          <table:table-cell/>
          <table:table-cell table:style-name="ce1" office:value-type="string" calcext:value-type="string">
            <text:p>"encounter_rate":</text:p>
          </table:table-cell>
          <table:table-cell table:style-name="ce1"/>
          <table:table-cell table:style-name="ce1" office:value-type="string" calcext:value-type="string">
            <text:p>"level_range": [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toufigel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7]&amp;[.B7]&amp;[.C7]&amp;[.$D$6]&amp;[.D7]&amp;[.E7]&amp;[.$F$6]&amp;[.$G$6]&amp;[.F7]&amp;[.G7]&amp;[.H7]&amp;[.I7]&amp;[.J7]" office:value-type="string" office:string-value="{ &quot;monster&quot;: &quot;txmn_toufigel&quot;,&quot;encounter_rate&quot;:5,&quot;level_range&quot;: [16,20]}," calcext:value-type="string">
            <text:p>{ "monster": "txmn_toufigel","encounter_rate":5,"level_range": [16,20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pipis</text:p>
          </table:table-cell>
          <table:table-cell table:style-name="ce1" office:value-type="string" calcext:value-type="string">
            <text:p>"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8]&amp;[.B8]&amp;[.C8]&amp;[.$D$6]&amp;[.D8]&amp;[.E8]&amp;[.$F$6]&amp;[.$G$6]&amp;[.F8]&amp;[.G8]&amp;[.H8]&amp;[.I8]&amp;[.J8]" office:value-type="string" office:string-value="{ &quot;monster&quot;: &quot;txmn_pipis&quot;,&quot;encounter_rate&quot;:15,&quot;level_range&quot;: [16,18]}," calcext:value-type="string">
            <text:p>{ "monster": "txmn_pipis","encounter_rate":15,"level_range": [16,18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strella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9]&amp;[.B9]&amp;[.C9]&amp;[.$D$6]&amp;[.D9]&amp;[.E9]&amp;[.$F$6]&amp;[.$G$6]&amp;[.F9]&amp;[.G9]&amp;[.H9]&amp;[.I9]&amp;[.J9]" office:value-type="string" office:string-value="{ &quot;monster&quot;: &quot;txmn_strella&quot;,&quot;encounter_rate&quot;:5,&quot;level_range&quot;: [18,21]}," calcext:value-type="string">
            <text:p>{ "monster": "txmn_strella","encounter_rate":5,"level_range": [18,21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noctula</text:p>
          </table:table-cell>
          <table:table-cell table:style-name="ce1" office:value-type="string" calcext:value-type="string">
            <text:p>"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10]&amp;[.B10]&amp;[.C10]&amp;[.$D$6]&amp;[.D10]&amp;[.E10]&amp;[.$F$6]&amp;[.$G$6]&amp;[.F10]&amp;[.G10]&amp;[.H10]&amp;[.I10]&amp;[.J10]" office:value-type="string" office:string-value="{ &quot;monster&quot;: &quot;txmn_noctula&quot;,&quot;encounter_rate&quot;:15,&quot;level_range&quot;: [16,18]}," calcext:value-type="string">
            <text:p>{ "monster": "txmn_noctula","encounter_rate":15,"level_range": [16,18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noctalo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11]&amp;[.B11]&amp;[.C11]&amp;[.$D$6]&amp;[.D11]&amp;[.E11]&amp;[.$F$6]&amp;[.$G$6]&amp;[.F11]&amp;[.G11]&amp;[.H11]&amp;[.I11]&amp;[.J11]" office:value-type="string" office:string-value="{ &quot;monster&quot;: &quot;txmn_noctalo&quot;,&quot;encounter_rate&quot;:5,&quot;level_range&quot;: [18,21]}," calcext:value-type="string">
            <text:p>{ "monster": "txmn_noctalo","encounter_rate":5,"level_range": [18,21]},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cairfrey</text:p>
          </table:table-cell>
          <table:table-cell table:style-name="ce1" office:value-type="string" calcext:value-type="string">
            <text:p>"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12]&amp;[.B12]&amp;[.C12]&amp;[.$D$6]&amp;[.D12]&amp;[.E12]&amp;[.$F$6]&amp;[.$G$6]&amp;[.F12]&amp;[.G12]&amp;[.H12]&amp;[.I12]&amp;[.J12]" office:value-type="string" office:string-value="{ &quot;monster&quot;: &quot;txmn_cairfrey&quot;,&quot;encounter_rate&quot;:15,&quot;level_range&quot;: [16,18]}," calcext:value-type="string">
            <text:p>{ "monster": "txmn_cairfrey","encounter_rate":15,"level_range": [16,18]},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possessun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13]&amp;[.B13]&amp;[.C13]&amp;[.$D$6]&amp;[.D13]&amp;[.E13]&amp;[.$F$6]&amp;[.$G$6]&amp;[.F13]&amp;[.G13]&amp;[.H13]&amp;[.I13]&amp;[.J13]" office:value-type="string" office:string-value="{ &quot;monster&quot;: &quot;txmn_possessun&quot;,&quot;encounter_rate&quot;:5,&quot;level_range&quot;: [18,21]}," calcext:value-type="string">
            <text:p>{ "monster": "txmn_possessun","encounter_rate":5,"level_range": [18,21]},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rockitten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</text:p>
          </table:table-cell>
          <table:table-cell table:style-name="ce3" table:formula="of:=[.$B$6]&amp;[.A14]&amp;[.B14]&amp;[.C14]&amp;[.$D$6]&amp;[.D14]&amp;[.E14]&amp;[.$F$6]&amp;[.$G$6]&amp;[.F14]&amp;[.G14]&amp;[.H14]&amp;[.I14]&amp;[.J14]" office:value-type="string" office:string-value="{ &quot;monster&quot;: &quot;txmn_rockitten&quot;,&quot;encounter_rate&quot;:5,&quot;level_range&quot;: [16,20]}" calcext:value-type="string">
            <text:p>{ "monster": "txmn_rockitten","encounter_rate":5,"level_range": [16,20]}</text:p>
          </table:table-cell>
          <table:table-cell table:number-columns-repeated="7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] }</text:p>
          </table:table-cell>
          <table:table-cell table:number-columns-repeated="7"/>
        </table:table-row>
      </table:table>
      <table:table table:name="route6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id": "</text:p>
          </table:table-cell>
          <table:table-cell office:value-type="string" calcext:value-type="string">
            <text:p>route6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5"/>
          <table:table-cell table:style-name="ce2" table:formula="of:=[.B1]&amp;[.B2]&amp;[.C2]&amp;[.D2]&amp;[.B4]" office:value-type="string" office:string-value="{&quot;id&quot;: &quot;route6&quot;,&quot;monsters&quot;: [" calcext:value-type="string">
            <text:p>{"id": "route6","monsters": [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monsters": [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{ "monster": </text:p>
          </table:table-cell>
          <table:table-cell/>
          <table:table-cell table:style-name="ce1" office:value-type="string" calcext:value-type="string">
            <text:p>"encounter_rate":</text:p>
          </table:table-cell>
          <table:table-cell table:style-name="ce1"/>
          <table:table-cell table:style-name="ce1" office:value-type="string" calcext:value-type="string">
            <text:p>"level_range": [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dandicub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7]&amp;[.B7]&amp;[.C7]&amp;[.$D$6]&amp;[.D7]&amp;[.E7]&amp;[.$F$6]&amp;[.$G$6]&amp;[.F7]&amp;[.G7]&amp;[.H7]&amp;[.I7]&amp;[.J7]" office:value-type="string" office:string-value="{ &quot;monster&quot;: &quot;txmn_dandicub&quot;,&quot;encounter_rate&quot;:10,&quot;level_range&quot;: [19,20]}," calcext:value-type="string">
            <text:p>{ "monster": "txmn_dandicub","encounter_rate":10,"level_range": [19,20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dandylion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,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8]&amp;[.B8]&amp;[.C8]&amp;[.$D$6]&amp;[.D8]&amp;[.E8]&amp;[.$F$6]&amp;[.$G$6]&amp;[.F8]&amp;[.G8]&amp;[.H8]&amp;[.I8]&amp;[.J8]" office:value-type="string" office:string-value="{ &quot;monster&quot;: &quot;txmn_dandylion&quot;,&quot;encounter_rate&quot;:5,&quot;level_range&quot;: [21,23]}," calcext:value-type="string">
            <text:p>{ "monster": "txmn_dandylion","encounter_rate":5,"level_range": [21,23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capiti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,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</text:p>
          </table:table-cell>
          <table:table-cell table:style-name="ce3" table:formula="of:=[.$B$6]&amp;[.A9]&amp;[.B9]&amp;[.C9]&amp;[.$D$6]&amp;[.D9]&amp;[.E9]&amp;[.$F$6]&amp;[.$G$6]&amp;[.F9]&amp;[.G9]&amp;[.H9]&amp;[.I9]&amp;[.J9]" office:value-type="string" office:string-value="{ &quot;monster&quot;: &quot;txmn_capiti&quot;,&quot;encounter_rate&quot;:10,&quot;level_range&quot;: [19,22]}" calcext:value-type="string">
            <text:p>{ "monster": "txmn_capiti","encounter_rate":10,"level_range": [19,22]}</text:p>
          </table:table-cell>
          <table:table-cell table:number-columns-repeated="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] }</text:p>
          </table:table-cell>
          <table:table-cell table:number-columns-repeated="7"/>
        </table:table-row>
      </table:table>
      <table:table table:name="cav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stub": "</text:p>
          </table:table-cell>
          <table:table-cell office:value-type="string" calcext:value-type="string">
            <text:p>cave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5"/>
          <table:table-cell table:style-name="ce2" table:formula="of:=[.B1]&amp;[.B2]&amp;[.C2]&amp;[.D2]&amp;[.B4]" office:value-type="string" office:string-value="{&quot;stub&quot;: &quot;cave&quot;,&quot;monsters&quot;: [" calcext:value-type="string">
            <text:p>{"stub": "cave","monsters": [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monsters": [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{ "monster": </text:p>
          </table:table-cell>
          <table:table-cell/>
          <table:table-cell table:style-name="ce1" office:value-type="string" calcext:value-type="string">
            <text:p>"encounter_rate":</text:p>
          </table:table-cell>
          <table:table-cell table:style-name="ce1"/>
          <table:table-cell table:style-name="ce1" office:value-type="string" calcext:value-type="string">
            <text:p>"level_range": [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agnite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,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7]&amp;[.B7]&amp;[.C7]&amp;[.$D$6]&amp;[.D7]&amp;[.E7]&amp;[.$F$6]&amp;[.$G$6]&amp;[.F7]&amp;[.G7]&amp;[.H7]&amp;[.I7]&amp;[.J7]" office:value-type="string" office:string-value="{ &quot;monster&quot;: &quot;txmn_agnite&quot;,&quot;encounter_rate&quot;:10,&quot;level_range&quot;: [28,31]}," calcext:value-type="string">
            <text:p>{ "monster": "txmn_agnite","encounter_rate":10,"level_range": [28,31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agnigon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8]&amp;[.B8]&amp;[.C8]&amp;[.$D$6]&amp;[.D8]&amp;[.E8]&amp;[.$F$6]&amp;[.$G$6]&amp;[.F8]&amp;[.G8]&amp;[.H8]&amp;[.I8]&amp;[.J8]" office:value-type="string" office:string-value="{ &quot;monster&quot;: &quot;txmn_agnigon&quot;,&quot;encounter_rate&quot;:5,&quot;level_range&quot;: [33,36]}," calcext:value-type="string">
            <text:p>{ "monster": "txmn_agnigon","encounter_rate":5,"level_range": [33,36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embra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,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9]&amp;[.B9]&amp;[.C9]&amp;[.$D$6]&amp;[.D9]&amp;[.E9]&amp;[.$F$6]&amp;[.$G$6]&amp;[.F9]&amp;[.G9]&amp;[.H9]&amp;[.I9]&amp;[.J9]" office:value-type="string" office:string-value="{ &quot;monster&quot;: &quot;txmn_embra&quot;,&quot;encounter_rate&quot;:10,&quot;level_range&quot;: [28,31]}," calcext:value-type="string">
            <text:p>{ "monster": "txmn_embra","encounter_rate":10,"level_range": [28,31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ruption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</text:p>
          </table:table-cell>
          <table:table-cell table:style-name="ce3" table:formula="of:=[.$B$6]&amp;[.A10]&amp;[.B10]&amp;[.C10]&amp;[.$D$6]&amp;[.D10]&amp;[.E10]&amp;[.$F$6]&amp;[.$G$6]&amp;[.F10]&amp;[.G10]&amp;[.H10]&amp;[.I10]&amp;[.J10]" office:value-type="string" office:string-value="{ &quot;monster&quot;: &quot;txmn_ruption&quot;,&quot;encounter_rate&quot;:5,&quot;level_range&quot;: [33,36]}" calcext:value-type="string">
            <text:p>{ "monster": "txmn_ruption","encounter_rate":5,"level_range": [33,36]}</text:p>
          </table:table-cell>
          <table:table-cell table:number-columns-repeated="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] }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1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/00/0000</text:date>, <text:time style:data-style-name="N2" text:time-value="22:53:57.128557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21:37:57.779000000</meta:creation-date>
    <dc:date>2018-11-06T22:54:09.144171812</dc:date>
    <meta:editing-duration>PT7M38S</meta:editing-duration>
    <meta:editing-cycles>3</meta:editing-cycles>
    <meta:generator>LibreOffice/6.1.2.1$Linux_X86_64 LibreOffice_project/10$Build-1</meta:generator>
    <meta:document-statistic meta:table-count="10" meta:cell-count="595" meta:object-count="0"/>
  </office:meta>
</office:document-meta>
</file>